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officeooo:rsid="0005ca78"/>
    </style:style>
    <style:style style:name="T4" style:family="text">
      <style:text-properties fo:language="en" fo:country="US" officeooo:rsid="000656c7"/>
    </style:style>
    <style:style style:name="T5" style:family="text">
      <style:text-properties fo:language="en" fo:country="US" officeooo:rsid="00078a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text:tab/><text:tab/><text:tab/></text:span><text:span text:style-name="T2">Test Document</text:span></text:p>
      <text:p text:style-name="Standard"><text:span text:style-name="T1">The </text:span><text:span text:style-name="T5">{{animal}} </text:span><text:span text:style-name="T1">eats a</text:span><text:span text:style-name="T3"> </text:span><text:span text:style-name="T5">{{food}}.</text:span></text:p>
      <text:p text:style-name="P1">B. Frank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a" style:font-name="Calibri" fo:font-size="11pt" fo:language="de" fo:country="D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59cm" style:layout-grid-ruby-height="0.17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16:51:00</meta:creation-date>
    <meta:initial-creator>frankber</meta:initial-creator>
    <dc:date>2013-04-13T15:13:06</dc:date>
    <meta:editing-cycles>5</meta:editing-cycles>
    <meta:editing-duration>P0D</meta:editing-duration>
    <meta:generator>LibreOffice/4.0.2.2$Linux_x86 LibreOffice_project/400m0$Build-2</meta:generator>
    <meta:document-statistic meta:table-count="0" meta:image-count="0" meta:object-count="0" meta:page-count="1" meta:paragraph-count="3" meta:word-count="9" meta:character-count="56" meta:non-whitespace-character-count="46"/>
    <meta:template xlink:type="simple" xlink:actuate="onRequest" xlink:title="Normal.dotm" xlink:href=""/>
  </office:meta>
</office:document-meta>
</file>